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2-title">
      <style:graphic-properties draw:auto-grow-height="true" fo:min-height="3.506cm"/>
    </style:style>
    <style:style style:name="pr8" style:family="presentation" style:parent-style-name="Forestbird2-outline1">
      <style:graphic-properties fo:min-height="11.929cm"/>
    </style:style>
    <style:style style:name="pr9" style:family="presentation" style:parent-style-name="Forestbird2-notes">
      <style:graphic-properties draw:fill-color="#ffffff" draw:auto-grow-height="true" fo:min-height="13.364cm"/>
    </style:style>
    <style:style style:name="pr10" style:family="presentation" style:parent-style-name="Forestbird3-title">
      <style:graphic-properties draw:auto-grow-height="true" fo:min-height="3.506cm"/>
    </style:style>
    <style:style style:name="pr11" style:family="presentation" style:parent-style-name="Forestbird3-outline1">
      <style:graphic-properties fo:min-height="11.929cm"/>
    </style:style>
    <style:style style:name="pr12" style:family="presentation" style:parent-style-name="Forestbird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PKVV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Vytvořil: Adam Pudil</text:p>
            <text:p/>
            <text:p>Členi týmu: Adam Pudil, Jan Nykl, Kristýna Petrlíková, Vojtěch Kuchař</text:p>
            <text:p/>
            <text:p>Škola: VOŠ a SPŠ Jičí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aše aplika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ázev: work in progress</text:p>
              </text:list-item>
              <text:list-item>
                <text:p>Nápad: Aplikace pro turisty která bude informovat o aktuální situaci koronaviru v jejich destinaci.</text:p>
              </text:list-item>
              <text:list-item>
                <text:p>Použité technologie: </text:p>
                <text:list>
                  <text:list-item>
                    <text:p>Grafana</text:p>
                  </text:list-item>
                  <text:list-item>
                    <text:p>PostgreSQL</text:p>
                  </text:list-item>
                  <text:list-item>
                    <text:p>Angular</text:p>
                  </text:list-item>
                  <text:list-item>
                    <text:p>Google API</text:p>
                  </text:list-item>
                  <text:list-item>
                    <text:p>Google Material Design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1T10:30:23.036000000</meta:creation-date>
    <meta:editing-duration>PT4M33S</meta:editing-duration>
    <meta:editing-cycles>3</meta:editing-cycles>
    <meta:generator>LibreOffice/6.0.7.3$Linux_X86_64 LibreOffice_project/00m0$Build-3</meta:generator>
    <dc:title>Forestbird</dc:title>
    <dc:date>2020-10-21T10:56:54.642298967</dc:date>
    <meta:document-statistic meta:object-count="70"/>
  </office:meta>
</office:document-meta>
</file>